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DynaBean.isAssignable( Class dest , Class sourc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2">
            <text:p text:style-name="Table_20_Contents">3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asicDynaBean.getDyna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icDynaBean.get( String 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BasicDynaBean.getDyna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ynaBean.set( String name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asicDynaBean.get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icDynaBean.set( String name , int index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asicDynaBean.get( String name ,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asicDynaBean.contains( String name ,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asicDynaBean.set( String name , String key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asicDynaBean.BasicDynaBean( DynaClass dyna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icDynaBean.get( String name ,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asicDynaBean.remove( String name ,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